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5-02-04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5-01-06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4-12-05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4-11-04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4-10-03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4-09-03 0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4-08-13 0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4-07-23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4-06-03 0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4-04-04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4-03-04 0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4-02-05 0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3-12-05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3-11-07 0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3-10-02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3-08-03 0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3-07-05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3-05-03 0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3-04-04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3-03-01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3-02-09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3-01-03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12-05 0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11-02 0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10-17 0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09-08 0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08-03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07-05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06-06 0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05-04 0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04-05 0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03-07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02-02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2-01-04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1-10-06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1-07-12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1-04-01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1-02-02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1-01-06 0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0-12-03 0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0-11-10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0-10-06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0-09-1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0-08-17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0-07-21 0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0-03-04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0-02-04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20-01-02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9-12-11 0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9-11-12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9-10-01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9-09-09 0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9-08-12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9-07-01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9-06-06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9-05-01 0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9-04-01 0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9-02-04 0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9-01-07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8-11-05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8-09-05 0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8-08-09 0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8-06-11 0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8-05-01 0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8-04-02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8-03-05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8-02-05 0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8-01-02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7-12-04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7-11-01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7-10-05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7-09-05 0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7-08-02 0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7-07-05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7-06-05 0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7-04-05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7-03-02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7-02-14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7-01-04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12-12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11-14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10-03 0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09-06 0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08-01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06-01 0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05-02 0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04-05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03-01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02-01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6-01-05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5-12-01 0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5-11-02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5-10-05 1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5-09-01 0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5-08-03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5-06-29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5-06-01 0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5-05-05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5-04-01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5-03-02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5-02-03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12-29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12-01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11-03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10-0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09-02 0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08-07 0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06-30 1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06-02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05-07 1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03-05 0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02-05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4-01-06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12-03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11-06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10-03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09-09 0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08-06 0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07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06-04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05-07 0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04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03-12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02-05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9</text:p>
          </table:table-cell>
          <table:table-cell office:value-type="string" calcext:value-type="string">
            <text:p>L-02202</text:p>
          </table:table-cell>
          <table:table-cell office:value-type="string" calcext:value-type="string">
            <text:p>2013-01-08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0" meta:object-count="0"/>
    <meta:user-defined meta:name="AppVersion">3.0</meta:user-defined>
  </office:meta>
</office:document-meta>
</file>